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20800d" officeooo:paragraph-rsid="0020800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800d" officeooo:paragraph-rsid="0020800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0800d" officeooo:paragraph-rsid="0020800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800d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4" text:outline-level="3">Bloco 9</text:h>
      <text:h text:style-name="P4" text:outline-level="3">Dia 1</text:h>
      <text:h text:style-name="P4" text:outline-level="3">JavaScript Assíncrono e Callbacks</text:h>
      <text:p text:style-name="P5"/>
      <text:p text:style-name="P5"/>
      <text:p text:style-name="P7">O que vamos aprender?</text:p>
      <text:p text:style-name="P5">Páginas da web não existem sozinhas. Elas carregam imagens, iframes, conteúdo ou recuperam todo tipo de informações de outros lugares que não seus próprios servidores. E depender de algo externo ao seu sistema para fazer algo traz uma problemática: e se o serviço do qual eu dependo sair do ar? E se os servidores dele estiverem lentos? O que acontece com minha página?</text:p>
      <text:p text:style-name="P5">Numa lógica normal, sequencial de programação, sua página esperaria o serviço dar retorno ou voltar ao ar para continuar. Ou seja, a página ficaria quebrada, ou teria todo o seu carregamento freado em função de um problema totalmente fora do seu controle. Para lidar com esse problema e outros de natureza similar, existe um conceito que é muito poderoso e presente no JavaScript : a assincronicidade . Em vez de o programa ser carregado todo em sequência, uma linha após a outra, linhas que podem trazer esse tipo de problema podem "ficar carregando", enquanto o resto do seu programa executa normalmente. A execução dessa linha, a espera pela disponibilidade desse serviço, corre paralelamente ao desenvolver do restante do código. É uma execução assíncrona . E isso tem muito poder.</text:p>
      <text:p text:style-name="P5">Pareceu interessante?! Pois bem. Para começar, nesta aula você vai aprender três conceitos importantes:</text:p>
      <text:list xml:id="list3769010256" text:style-name="L1">
        <text:list-item>
          <text:p text:style-name="P6">Operações assíncronas;</text:p>
        </text:list-item>
        <text:list-item>
          <text:p text:style-name="P6">callbacks ;</text:p>
        </text:list-item>
        <text:list-item>
          <text:p text:style-name="P6">Testes com callbacks utilizando o Jest .</text:p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800d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9.1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15T14:41:21.563476685</dc:date>
    <meta:editing-duration>PT33M4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237" meta:character-count="1509" meta:non-whitespace-character-count="1209"/>
  </office:meta>
</office:document-meta>
</file>